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5" style:family="paragraph" style:parent-style-name="Preformatted_20_Text">
      <style:paragraph-properties fo:margin-top="0in" fo:margin-bottom="0.1965in"/>
      <style:text-properties fo:color="#0000ff"/>
    </style:style>
    <style:style style:name="P46" style:family="paragraph" style:parent-style-name="Preformatted_20_Text">
      <style:paragraph-properties fo:margin-top="0in" fo:margin-bottom="0.1965in"/>
      <style:text-properties fo:color="#0000ff" fo:font-weight="normal" style:font-weight-asian="normal" style:font-weight-complex="normal"/>
    </style:style>
    <style:style style:name="P47" style:family="paragraph" style:parent-style-name="Preformatted_20_Text">
      <style:paragraph-properties fo:margin-top="0in" fo:margin-bottom="0.1965in"/>
      <style:text-properties fo:color="#0000ff" fo:background-color="transparent"/>
    </style:style>
    <style:style style:name="P48" style:family="paragraph" style:parent-style-name="Preformatted_20_Text">
      <style:paragraph-properties fo:margin-top="0in" fo:margin-bottom="0.1965in"/>
      <style:text-properties fo:color="#0000ff" fo:background-color="#e7e7ff"/>
    </style:style>
    <style:style style:name="P49" style:family="paragraph" style:parent-style-name="Text_20_body">
      <style:paragraph-properties fo:margin-top="0in" fo:margin-bottom="0.1965in"/>
    </style:style>
    <style:style style:name="P50" style:family="paragraph" style:parent-style-name="Text_20_body">
      <style:paragraph-properties fo:margin-top="0in" fo:margin-bottom="0.1965in"/>
      <style:text-properties fo:color="#000000"/>
    </style:style>
    <style:style style:name="P51" style:family="paragraph" style:parent-style-name="Table_20_Contents">
      <style:text-properties fo:font-size="11pt" style:font-size-asian="11pt" style:font-size-complex="11pt"/>
    </style:style>
    <style:style style:name="P52" style:family="paragraph" style:parent-style-name="Table_20_Contents">
      <style:paragraph-properties fo:text-align="start" style:justify-single-word="false"/>
      <style:text-properties fo:font-size="11pt" style:font-size-asian="11pt" style:font-size-complex="11pt"/>
    </style:style>
    <style:style style:name="P53" style:family="paragraph" style:parent-style-name="Preformatted_20_Text">
      <style:paragraph-properties fo:margin-left="-0.0083in" fo:margin-right="0in" fo:text-indent="0in" style:auto-text-indent="false"/>
      <style:text-properties fo:background-color="#ccccff"/>
    </style:style>
    <style:style style:name="P54" style:family="paragraph" style:parent-style-name="Text_20_body">
      <style:paragraph-properties fo:text-align="center"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color="#000000"/>
    </style:style>
    <style:style style:name="P57" style:family="paragraph" style:parent-style-name="Text_20_body">
      <style:text-properties fo:color="#000000" fo:background-color="transparent"/>
    </style:style>
    <style:style style:name="P58" style:family="paragraph" style:parent-style-name="Text_20_body">
      <style:text-properties fo:color="#000000" fo:font-weight="normal" fo:background-color="transparent" style:font-weight-asian="normal" style:font-weight-complex="normal"/>
    </style:style>
    <style:style style:name="P59" style:family="paragraph" style:parent-style-name="Text_20_body">
      <style:text-properties fo:color="#ff0000" fo:font-weight="bold" style:font-weight-asian="bold" style:font-weight-complex="bold"/>
    </style:style>
    <style:style style:name="P60" style:family="paragraph" style:parent-style-name="Text_20_body">
      <style:text-properties fo:color="#0000ff" fo:font-weight="bold" style:font-weight-asian="bold" style:font-weight-complex="bold"/>
    </style:style>
    <style:style style:name="P61" style:family="paragraph" style:parent-style-name="Text_20_body">
      <style:paragraph-properties fo:margin-left="0.3083in" fo:margin-right="0in" fo:text-indent="0in" style:auto-text-indent="false"/>
    </style:style>
    <style:style style:name="P62" style:family="paragraph" style:parent-style-name="Text_20_body">
      <style:paragraph-properties fo:margin-left="0.3in" fo:margin-right="0in" fo:text-indent="0in" style:auto-text-indent="false"/>
    </style:style>
    <style:style style:name="P63" style:family="paragraph" style:parent-style-name="Text_20_body">
      <style:paragraph-properties fo:margin-left="0.3in" fo:margin-right="0in" fo:text-indent="0in" style:auto-text-indent="false"/>
      <style:text-properties fo:font-weight="bold" style:font-weight-asian="bold" style:font-weight-complex="bold"/>
    </style:style>
    <style:style style:name="P64" style:family="paragraph" style:parent-style-name="Text_20_body">
      <style:paragraph-properties fo:margin-left="0.3in" fo:margin-right="0in" fo:text-indent="0in" style:auto-text-indent="false"/>
      <style:text-properties fo:color="#0000ff"/>
    </style:style>
    <style:style style:name="P65"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6" style:family="paragraph" style:parent-style-name="Text_20_body">
      <style:paragraph-properties fo:margin-left="0.2835in" fo:margin-right="0in" fo:text-indent="0in" style:auto-text-indent="false"/>
      <style:text-properties fo:color="#0000ff"/>
    </style:style>
    <style:style style:name="P67" style:family="paragraph" style:parent-style-name="Text_20_body">
      <style:paragraph-properties fo:margin-left="0.7917in" fo:margin-right="0in" fo:text-indent="-0.4917in" style:auto-text-indent="false">
        <style:tab-stops/>
      </style:paragraph-properties>
    </style:style>
    <style:style style:name="P68" style:family="paragraph" style:parent-style-name="Text_20_body">
      <style:paragraph-properties fo:margin-left="0.8083in" fo:margin-right="0in" fo:text-indent="-0.5in" style:auto-text-indent="false">
        <style:tab-stops/>
      </style:paragraph-properties>
    </style:style>
    <style:style style:name="P69" style:family="paragraph" style:parent-style-name="Text_20_body">
      <style:paragraph-properties fo:margin-left="0.7665in" fo:margin-right="0in" fo:text-indent="-0.4583in" style:auto-text-indent="false">
        <style:tab-stops/>
      </style:paragraph-properties>
    </style:style>
    <style:style style:name="P70" style:family="paragraph" style:parent-style-name="Text_20_body">
      <style:paragraph-properties fo:margin-left="0.0102in" fo:margin-right="0in" fo:text-indent="0in" style:auto-text-indent="false">
        <style:tab-stops/>
      </style:paragraph-properties>
    </style:style>
    <style:style style:name="P71" style:family="paragraph" style:parent-style-name="Text_20_body">
      <style:paragraph-properties fo:margin-left="0.2661in" fo:margin-right="0in" fo:text-indent="0in" style:auto-text-indent="false"/>
    </style:style>
    <style:style style:name="P72" style:family="paragraph" style:parent-style-name="Preformatted_20_Text">
      <style:paragraph-properties fo:margin-left="0.7547in" fo:margin-right="0in" fo:text-indent="0in" style:auto-text-indent="false"/>
      <style:text-properties fo:color="#0000ff"/>
    </style:style>
    <style:style style:name="P73" style:family="paragraph" style:parent-style-name="Text_20_body">
      <style:paragraph-properties fo:margin-left="0.6083in" fo:margin-right="0in" fo:text-indent="-0.3752in" style:auto-text-indent="false">
        <style:tab-stops/>
      </style:paragraph-properties>
    </style:style>
    <style:style style:name="P74" style:family="paragraph" style:parent-style-name="Text_20_body">
      <style:paragraph-properties fo:margin-left="0.298in" fo:margin-right="0in" fo:text-indent="0in" style:auto-text-indent="false"/>
      <style:text-properties fo:color="#000000"/>
    </style:style>
    <style:style style:name="P75" style:family="paragraph" style:parent-style-name="Text_20_body">
      <style:paragraph-properties fo:margin-left="-0.0102in" fo:margin-right="0in" fo:text-indent="0in" style:auto-text-indent="false"/>
    </style:style>
    <style:style style:name="P76"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Contents_20_4">
      <style:paragraph-properties>
        <style:tab-stops>
          <style:tab-stop style:position="6.3354in" style:type="right" style:leader-style="dotted" style:leader-text="."/>
        </style:tab-stops>
      </style:paragraph-properties>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Heading_20_3">
      <style:text-properties fo:color="#000000"/>
    </style:style>
    <style:style style:name="P82" style:family="paragraph" style:parent-style-name="Heading_20_2">
      <style:text-properties fo:font-weight="bold" style:font-weight-asian="bold" style:font-weight-complex="bold"/>
    </style:style>
    <style:style style:name="P83" style:family="paragraph" style:parent-style-name="Heading_20_2">
      <style:text-properties fo:font-style="normal" fo:font-weight="bold" style:font-style-asian="normal" style:font-weight-asian="bold" style:font-style-complex="normal" style:font-weight-complex="bold"/>
    </style:style>
    <style:style style:name="P84" style:family="paragraph" style:parent-style-name="Text_20_body" style:list-style-name="List_20_1"/>
    <style:style style:name="P85" style:family="paragraph" style:parent-style-name="Text_20_body">
      <style:text-properties fo:font-weight="normal" style:font-weight-asian="normal" style:font-weight-complex="normal"/>
    </style:style>
    <style:style style:name="P86"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87" style:family="paragraph" style:parent-style-name="Preformatted_20_Text">
      <style:text-properties fo:font-weight="normal" style:font-weight-asian="normal" style:font-weight-complex="normal"/>
    </style:style>
    <style:style style:name="P88" style:family="paragraph" style:parent-style-name="Heading_20_4">
      <style:text-properties fo:color="#000000"/>
    </style:style>
    <style:style style:name="P89" style:family="paragraph" style:parent-style-name="Heading_20_1">
      <style:paragraph-properties fo:break-before="page"/>
    </style:style>
    <style:style style:name="P90" style:family="paragraph" style:parent-style-name="Heading_20_1">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text:bookmark-start text:name="DDE_LINK22"/>1 Preface<text:tab/>9</text:p>
          <text:p text:style-name="P78">1.1 Dedication<text:tab/>9</text:p>
          <text:p text:style-name="P78">1.2 Acknowledgments<text:tab/>9</text:p>
          <text:p text:style-name="P78">1.3 Support Email List<text:tab/>9</text:p>
          <text:p text:style-name="P78">1.4 Recommended Weekly Sequence When Teaching A Class With This Book<text:tab/>9</text:p>
          <text:p text:style-name="P80">2 Introduction<text:tab/>10</text:p>
          <text:p text:style-name="P78">2.1 What Is A Mathematics Computing Environment?<text:tab/>10</text:p>
          <text:p text:style-name="P78">2.2 What Is MathRider?<text:tab/>11</text:p>
          <text:p text:style-name="P78">2.3 What Inspired The Creation Of Mathrider?<text:tab/>12</text:p>
          <text:p text:style-name="P80">3 Downloading And Installing MathRider<text:tab/>14</text:p>
          <text:p text:style-name="P78">3.1 Installing Sun's Java Implementation<text:tab/>14</text:p>
          <text:p text:style-name="P77">3.1.1 Installing Java On A Windows PC<text:tab/>14</text:p>
          <text:p text:style-name="P77">3.1.2 Installing Java On A Macintosh<text:tab/>14</text:p>
          <text:p text:style-name="P77">3.1.3 Installing Java On A Linux PC<text:tab/>14</text:p>
          <text:p text:style-name="P78">3.2 Downloading And Extracting<text:tab/>14</text:p>
          <text:p text:style-name="P77">3.2.1 Extracting The Archive File For Windows Users<text:tab/>15</text:p>
          <text:p text:style-name="P77">3.2.2 Extracting The Archive File For Unix Users<text:tab/>15</text:p>
          <text:p text:style-name="P78">3.3 MathRider's Directory Structure &amp; Execution Instructions<text:tab/>16</text:p>
          <text:p text:style-name="P77">3.3.1 Executing MathRider On Windows Systems<text:tab/>16</text:p>
          <text:p text:style-name="P77">3.3.2 Executing MathRider On Unix Systems<text:tab/>17</text:p>
          <text:p text:style-name="P79">3.3.2.1 MacOS X<text:tab/>17</text:p>
          <text:p text:style-name="P80">4 The Graphical User Interface<text:tab/>18</text:p>
          <text:p text:style-name="P78">4.1 Buffers And Text Areas<text:tab/>18</text:p>
          <text:p text:style-name="P78">4.2 The Gutter<text:tab/>18</text:p>
          <text:p text:style-name="P78">4.3 Menus<text:tab/>18</text:p>
          <text:p text:style-name="P77">4.3.1 File<text:tab/>19</text:p>
          <text:p text:style-name="P77">4.3.2 Edit<text:tab/>19</text:p>
          <text:p text:style-name="P77">4.3.3 Search<text:tab/>19</text:p>
          <text:p text:style-name="P77">4.3.4 Markers, Folding, and View<text:tab/>20</text:p>
          <text:p text:style-name="P77">4.3.5 Utilities<text:tab/>20</text:p>
          <text:p text:style-name="P77">4.3.6 Macros<text:tab/>20</text:p>
          <text:p text:style-name="P77">4.3.7 Plugins<text:tab/>20</text:p>
          <text:p text:style-name="P77">4.3.8 Help<text:tab/>20</text:p>
          <text:p text:style-name="P78">4.4 The Toolbar<text:tab/>20</text:p>
          <text:p text:style-name="P77">4.4.1 Undo And Redo<text:tab/>21</text:p>
          <text:p text:style-name="P80">5 MathPiper: A Computer Algebra System For Beginners<text:tab/>22</text:p>
          <text:p text:style-name="P78">5.1 Numeric Vs. Symbolic Computations<text:tab/>22</text:p>
          <text:p text:style-name="P78"><text:soft-page-break/>5.2 Using The MathPiper Console As A Numeric (Scientific) Calculator<text:tab/>23</text:p>
          <text:p text:style-name="P77">5.2.1 Functions<text:tab/>24</text:p>
          <text:p text:style-name="P79">5.2.1.1 The Sqrt() Square Root Function<text:tab/>24</text:p>
          <text:p text:style-name="P79">5.2.1.2 The IsEven() Function<text:tab/>25</text:p>
          <text:p text:style-name="P77">5.2.2 Accessing Previous Input And Results<text:tab/>26</text:p>
          <text:p text:style-name="P78">5.3 Saving And Restoring A Console Session<text:tab/>26</text:p>
          <text:p text:style-name="P77">5.3.1 Syntax Errors<text:tab/>26</text:p>
          <text:p text:style-name="P78">5.4 Using The MathPiper Console As A Symbolic Calculator<text:tab/>27</text:p>
          <text:p text:style-name="P77">5.4.1 Variables<text:tab/>27</text:p>
          <text:p text:style-name="P79">5.4.1.1 Calculating With Unbound Variables<text:tab/>28</text:p>
          <text:p text:style-name="P79">5.4.1.2 Variable And Function Names Are Case Sensitive<text:tab/>30</text:p>
          <text:p text:style-name="P79">5.4.1.3 Using More Than One Variable<text:tab/>30</text:p>
          <text:p text:style-name="P78">5.5 Exercises<text:tab/>31</text:p>
          <text:p text:style-name="P77">5.5.1 Exercise 1<text:tab/>31</text:p>
          <text:p text:style-name="P77">5.5.2 Exercise 2<text:tab/>31</text:p>
          <text:p text:style-name="P77">5.5.3 Exercise 3<text:tab/>31</text:p>
          <text:p text:style-name="P77">5.5.4 Exercise 4<text:tab/>32</text:p>
          <text:p text:style-name="P77">5.5.5 Exercise 5<text:tab/>32</text:p>
          <text:p text:style-name="P80">6 The MathPiper Documentation Plugin<text:tab/>33</text:p>
          <text:p text:style-name="P78">6.1 Function List<text:tab/>33</text:p>
          <text:p text:style-name="P78">6.2 Mini Web Browser Interface<text:tab/>33</text:p>
          <text:p text:style-name="P78">6.3 Exercises<text:tab/>34</text:p>
          <text:p text:style-name="P77">6.3.1 Exercise 1<text:tab/>34</text:p>
          <text:p text:style-name="P77">6.3.2 Exercise 2<text:tab/>34</text:p>
          <text:p text:style-name="P80">7 Using MathRider As A Programmer's Text Editor<text:tab/>35</text:p>
          <text:p text:style-name="P78">7.1 Creating, Opening, Saving, And Closing Text Files<text:tab/>35</text:p>
          <text:p text:style-name="P78">7.2 Editing Files<text:tab/>35</text:p>
          <text:p text:style-name="P78">7.3 File Modes<text:tab/>35</text:p>
          <text:p text:style-name="P78">7.4 Learning How To Type Properly Is An Excellent Investment Of Your Time<text:tab/>36</text:p>
          <text:p text:style-name="P78">7.5 Exercises<text:tab/>36</text:p>
          <text:p text:style-name="P77">7.5.1 Exercise 1<text:tab/>36</text:p>
          <text:p text:style-name="P80">8 MathRider Worksheet Files<text:tab/>37</text:p>
          <text:p text:style-name="P78">8.1 Code Folds<text:tab/>37</text:p>
          <text:p text:style-name="P77">8.1.1 The title Attribute<text:tab/>38</text:p>
          <text:p text:style-name="P78">8.2 Automatically Inserting Folds &amp; Removing Unpreserved Folds<text:tab/>38</text:p>
          <text:p text:style-name="P78">8.3 Placing Text Outside Of A Fold<text:tab/>39</text:p>
          <text:p text:style-name="P78">8.4 Exercises<text:tab/>39</text:p>
          <text:p text:style-name="P77">8.4.1 Exercise 1<text:tab/>40</text:p>
          <text:p text:style-name="P77">8.4.2 Exercise 2<text:tab/>40</text:p>
          <text:p text:style-name="P77">8.4.3 Exercise 3<text:tab/>40</text:p>
          <text:p text:style-name="P77">8.4.4 Exercise 4<text:tab/>40</text:p>
          <text:p text:style-name="P80"><text:soft-page-break/>9 MathPiper Programming Fundamentals<text:tab/>41</text:p>
          <text:p text:style-name="P78">9.1 Values and Expressions<text:tab/>41</text:p>
          <text:p text:style-name="P78">9.2 Operators<text:tab/>41</text:p>
          <text:p text:style-name="P78">9.3 Operator Precedence<text:tab/>42</text:p>
          <text:p text:style-name="P78">9.4 Changing The Order Of Operations In An Expression<text:tab/>43</text:p>
          <text:p text:style-name="P78">9.5 Functions &amp; Function Names<text:tab/>44</text:p>
          <text:p text:style-name="P78">9.6 Functions That Produce Side Effects<text:tab/>45</text:p>
          <text:p text:style-name="P77">9.6.1 Printing Related Functions: Echo(), Write(), And Newline()<text:tab/>45</text:p>
          <text:p text:style-name="P79">9.6.1.1 Echo()<text:tab/>45</text:p>
          <text:p text:style-name="P79">9.6.1.2 Echo Functions Are Useful For "Debugging" Programs<text:tab/>47</text:p>
          <text:p text:style-name="P79">9.6.1.3 Write()<text:tab/>48</text:p>
          <text:p text:style-name="P79">9.6.1.4 NewLine()<text:tab/>48</text:p>
          <text:p text:style-name="P78">9.7 Expressions Are Separated By Semicolons<text:tab/>49</text:p>
          <text:p text:style-name="P77">9.7.1 Placing More Than One Expression On A Line In A Fold<text:tab/>49</text:p>
          <text:p text:style-name="P77">9.7.2 Placing Multiple Expressions In A Code Block<text:tab/>50</text:p>
          <text:p text:style-name="P79">9.7.2.1 Automatic Bracket, Parentheses, And Brace Match Indicating<text:tab/>51</text:p>
          <text:p text:style-name="P78">9.8 Strings<text:tab/>52</text:p>
          <text:p text:style-name="P77">9.8.1 The MathPiper Console and MathPiper Folds Can Access The Same Variables<text:tab/>53</text:p>
          <text:p text:style-name="P77">9.8.2 Using Strings To Make Echo's Output Easier To Read<text:tab/>53</text:p>
          <text:p text:style-name="P79">9.8.2.1 Combining Strings <text:s/>With The : Operator<text:tab/>53</text:p>
          <text:p text:style-name="P79">9.8.2.2 WriteString()<text:tab/>54</text:p>
          <text:p text:style-name="P79">9.8.2.3 Nl()<text:tab/>54</text:p>
          <text:p text:style-name="P79">9.8.2.4 Space()<text:tab/>54</text:p>
          <text:p text:style-name="P77">9.8.3 Accessing The Individual Letters In A String<text:tab/>55</text:p>
          <text:p text:style-name="P79">9.8.3.1 Indexing Before The Beginning Of A String Or Past The End Of A String<text:tab/>55</text:p>
          <text:p text:style-name="P78">9.9 Comments<text:tab/>56</text:p>
          <text:p text:style-name="P78">9.10 How To Tell If MathPiper Has Crashed And What To Do If It Has<text:tab/>57</text:p>
          <text:p text:style-name="P78">9.11 Exercises<text:tab/>58</text:p>
          <text:p text:style-name="P77">9.11.1 Exercise 1<text:tab/>58</text:p>
          <text:p text:style-name="P77">9.11.2 Exercise 2<text:tab/>58</text:p>
          <text:p text:style-name="P77">9.11.3 Exercise 3<text:tab/>58</text:p>
          <text:p text:style-name="P77">9.11.4 Exercise 4<text:tab/>59</text:p>
          <text:p text:style-name="P77">9.11.5 Exercise 5<text:tab/>59</text:p>
          <text:p text:style-name="P77">9.11.6 Exercise 6<text:tab/>59</text:p>
          <text:p text:style-name="P77">9.11.7 Exercise 7<text:tab/>59</text:p>
          <text:p text:style-name="P80">10 Rectangular Selection Mode And Text Area Splitting<text:tab/>61</text:p>
          <text:p text:style-name="P78">10.1 Rectangular Selection Mode<text:tab/>61</text:p>
          <text:p text:style-name="P78">10.2 Text area splitting<text:tab/>61</text:p>
          <text:p text:style-name="P78">10.3 Exercises<text:tab/>61</text:p>
          <text:p text:style-name="P77">10.3.1 Exercise 1<text:tab/>62</text:p>
          <text:p text:style-name="P80"><text:soft-page-break/>11 Working With Random Integers<text:tab/>63</text:p>
          <text:p text:style-name="P78">11.1 Obtaining Random Integers With The RandomInteger() Function<text:tab/>63</text:p>
          <text:p text:style-name="P78">11.2 Simulating The Rolling Of Dice<text:tab/>64</text:p>
          <text:p text:style-name="P78">11.3 Exercises<text:tab/>65</text:p>
          <text:p text:style-name="P77">11.3.1 Exercise 1<text:tab/>65</text:p>
          <text:p text:style-name="P80">12 Making Decisions<text:tab/>66</text:p>
          <text:p text:style-name="P78">12.1 Conditional Operators<text:tab/>66</text:p>
          <text:p text:style-name="P78">12.2 Predicate Expressions<text:tab/>69</text:p>
          <text:p text:style-name="P78">12.3 Exercises<text:tab/>69</text:p>
          <text:p text:style-name="P77">12.3.1 Exercise 1<text:tab/>69</text:p>
          <text:p text:style-name="P77">12.3.2 Exercise 2<text:tab/>70</text:p>
          <text:p text:style-name="P77">12.3.3 Exercise 3<text:tab/>70</text:p>
          <text:p text:style-name="P78">12.4 Making Decisions With The If() Function &amp; Predicate Expressions<text:tab/>70</text:p>
          <text:p text:style-name="P77">12.4.1 If() Functions Which Include An "Else" Parameter<text:tab/>72</text:p>
          <text:p text:style-name="P78">12.5 Exercises<text:tab/>72</text:p>
          <text:p text:style-name="P77">12.5.1 Exercise 1<text:tab/>73</text:p>
          <text:p text:style-name="P77">12.5.2 Exercise 2<text:tab/>73</text:p>
          <text:p text:style-name="P78">12.6 The And(), Or(), &amp; Not() Boolean Functions &amp; Infix Notation<text:tab/>73</text:p>
          <text:p text:style-name="P77">12.6.1 And()<text:tab/>73</text:p>
          <text:p text:style-name="P77">12.6.2 Or()<text:tab/>75</text:p>
          <text:p text:style-name="P77">12.6.3 Not() &amp; Prefix Notation<text:tab/>76</text:p>
          <text:p text:style-name="P78">12.7 Exercises<text:tab/>77</text:p>
          <text:p text:style-name="P77">12.7.1 Exercise 1<text:tab/>78</text:p>
          <text:p text:style-name="P77">12.7.2 Exercise 2<text:tab/>78</text:p>
          <text:p text:style-name="P77">12.7.3 Exercise 3<text:tab/>79</text:p>
          <text:p text:style-name="P80">13 The While() Looping Function &amp; Bodied Notation<text:tab/>80</text:p>
          <text:p text:style-name="P78">13.1 Printing The Integers From 1 to 10<text:tab/>80</text:p>
          <text:p text:style-name="P78">13.2 Printing The Integers From 1 to 100<text:tab/>82</text:p>
          <text:p text:style-name="P78">13.3 Printing The Odd Integers From 1 To 99<text:tab/>82</text:p>
          <text:p text:style-name="P78">13.4 Printing The Integers From 1 To 100 In Reverse Order<text:tab/>83</text:p>
          <text:p text:style-name="P78">13.5 Expressions Inside Of Code Blocks Are Indented<text:tab/>84</text:p>
          <text:p text:style-name="P78">13.6 Long-Running Loops, Infinite Loops, &amp; Interrupting Execution<text:tab/>84</text:p>
          <text:p text:style-name="P78">13.7 A Program That Simulates Rolling Two Dice 50 Times<text:tab/>85</text:p>
          <text:p text:style-name="P78">13.8 Exercises<text:tab/>87</text:p>
          <text:p text:style-name="P77">13.8.1 Exercise 1<text:tab/>88</text:p>
          <text:p text:style-name="P77">13.8.2 Exercise 2<text:tab/>88</text:p>
          <text:p text:style-name="P77">13.8.3 Exercise 3<text:tab/>88</text:p>
          <text:p text:style-name="P77">13.8.4 Exercise 4<text:tab/>88</text:p>
          <text:p text:style-name="P80">14 Predicate Functions<text:tab/>89</text:p>
          <text:p text:style-name="P78">14.1 Finding Prime Numbers With A Loop<text:tab/>90</text:p>
          <text:p text:style-name="P78">14.2 Finding The Length Of A String With The Length() Function<text:tab/>92</text:p>
          <text:p text:style-name="P78"><text:soft-page-break/>14.3 <text:s/>Converting Numbers To Strings With The String() Function<text:tab/>93</text:p>
          <text:p text:style-name="P78">14.4 Finding Prime Numbers Which End With 7 (And Multi-line Function Calls)<text:tab/>93</text:p>
          <text:p text:style-name="P78">14.5 Exercises<text:tab/>95</text:p>
          <text:p text:style-name="P77">14.5.1 Exercise 1<text:tab/>95</text:p>
          <text:p text:style-name="P77">14.5.2 Exercise 2<text:tab/>95</text:p>
          <text:p text:style-name="P77">14.5.3 Exercise 3<text:tab/>95</text:p>
          <text:p text:style-name="P80">15 Lists: Values That Hold Sequences Of Expressions<text:tab/>96</text:p>
          <text:p text:style-name="P78">15.1 Append() &amp; Nondestructive List Operations<text:tab/>97</text:p>
          <text:p text:style-name="P78">15.2 Using While Loops With Lists <text:tab/>98</text:p>
          <text:p text:style-name="P77">15.2.1 Using A While Loop And Append() To Place Values In A List<text:tab/>100</text:p>
          <text:p text:style-name="P78">15.3 Exercises<text:tab/>101</text:p>
          <text:p text:style-name="P77">15.3.1 Exercise 1<text:tab/>101</text:p>
          <text:p text:style-name="P77">15.3.2 Exercise 2<text:tab/>101</text:p>
          <text:p text:style-name="P77">15.3.3 Exercise 3<text:tab/>101</text:p>
          <text:p text:style-name="P77">15.3.4 Exercise 4<text:tab/>102</text:p>
          <text:p text:style-name="P78">15.4 The ForEach() Looping Function<text:tab/>102</text:p>
          <text:p text:style-name="P78">15.5 Print All The Values In A List Using A ForEach() function<text:tab/>102</text:p>
          <text:p text:style-name="P78">15.6 Calculate The Sum Of The Numbers In A List Using ForEach()<text:tab/>103</text:p>
          <text:p text:style-name="P78">15.7 The .. Range Operator<text:tab/>104</text:p>
          <text:p text:style-name="P78">15.8 Using ForEach() With The Range Operator To Print The Prime Numbers Between 1 And 100<text:tab/>105</text:p>
          <text:p text:style-name="P77">15.8.1 Using ForEach() And The Range Operator To Place The Prime Numbers Between 1 And 50 Into A List<text:tab/>105</text:p>
          <text:p text:style-name="P77">15.8.2 Exercises<text:tab/>106</text:p>
          <text:p text:style-name="P77">15.8.3 Exercise 1<text:tab/>107</text:p>
          <text:p text:style-name="P77">15.8.4 Exercise 2<text:tab/>107</text:p>
          <text:p text:style-name="P77">15.8.5 Exercise 3<text:tab/>107</text:p>
          <text:p text:style-name="P77">15.8.6 Exercise 4<text:tab/>107</text:p>
          <text:p text:style-name="P77">15.8.7 Exercise 5<text:tab/>107</text:p>
          <text:p text:style-name="P80">16 Functions &amp; Operators Which Loop Internally<text:tab/>109</text:p>
          <text:p text:style-name="P78">16.1 Functions &amp; Operators Which Loop Internally To Process Lists<text:tab/>109</text:p>
          <text:p text:style-name="P77">16.1.1 TableForm()<text:tab/>109</text:p>
          <text:p text:style-name="P77">16.1.2 Contains()<text:tab/>109</text:p>
          <text:p text:style-name="P77">16.1.3 Find()<text:tab/>110</text:p>
          <text:p text:style-name="P77">16.1.4 Count()<text:tab/>110</text:p>
          <text:p text:style-name="P77">16.1.5 Select()<text:tab/>111</text:p>
          <text:p text:style-name="P77">16.1.6 The Nth() Function &amp; The [] Operator<text:tab/>111</text:p>
          <text:p text:style-name="P77">16.1.7 The : Prepend Operator<text:tab/>112</text:p>
          <text:p text:style-name="P77">16.1.8 Concat()<text:tab/>112</text:p>
          <text:p text:style-name="P77">16.1.9 Insert(), Delete(), &amp; Replace()<text:tab/>112</text:p>
          <text:p text:style-name="P77">16.1.10 Take() <text:tab/>113</text:p>
          <text:p text:style-name="P77"><text:soft-page-break/>16.1.11 Drop()<text:tab/>114</text:p>
          <text:p text:style-name="P77">16.1.12 FillList()<text:tab/>114</text:p>
          <text:p text:style-name="P77">16.1.13 RemoveDuplicates()<text:tab/>115</text:p>
          <text:p text:style-name="P77">16.1.14 Reverse()<text:tab/>115</text:p>
          <text:p text:style-name="P77">16.1.15 Partition()<text:tab/>115</text:p>
          <text:p text:style-name="P77">16.1.16 Table() <text:tab/>116</text:p>
          <text:p text:style-name="P77">16.1.17 HeapSort()<text:tab/>117</text:p>
          <text:p text:style-name="P78">16.2 Functions That Work With Integers<text:tab/>117</text:p>
          <text:p text:style-name="P77">16.2.1 RandomIntegerVector()<text:tab/>117</text:p>
          <text:p text:style-name="P77">16.2.2 Max() &amp; Min()<text:tab/>118</text:p>
          <text:p text:style-name="P77">16.2.3 Div() &amp; Mod()<text:tab/>118</text:p>
          <text:p text:style-name="P77">16.2.4 Gcd()<text:tab/>119</text:p>
          <text:p text:style-name="P77">16.2.5 Lcm()<text:tab/>119</text:p>
          <text:p text:style-name="P77">16.2.6 Sum()<text:tab/>120</text:p>
          <text:p text:style-name="P77">16.2.7 Product()<text:tab/>120</text:p>
          <text:p text:style-name="P78">16.3 Exercises<text:tab/>120</text:p>
          <text:p text:style-name="P77">16.3.1 Exercise 1<text:tab/>121</text:p>
          <text:p text:style-name="P77">16.3.2 Exercise 2<text:tab/>121</text:p>
          <text:p text:style-name="P77">16.3.3 Exercise 3<text:tab/>121</text:p>
          <text:p text:style-name="P77">16.3.4 Exercise 4<text:tab/>121</text:p>
          <text:p text:style-name="P77">16.3.5 Exercise 5<text:tab/>122</text:p>
          <text:p text:style-name="P77">16.3.6 Exercise 6<text:tab/>122</text:p>
          <text:p text:style-name="P80">17 Nested Loops<text:tab/>123</text:p>
          <text:p text:style-name="P78">17.1 Generate All The Combinations That Can Be Entered Into A Two Digit Wheel Lock Using A Nested Loop<text:tab/>123</text:p>
          <text:p text:style-name="P78">17.2 Exercises<text:tab/>124</text:p>
          <text:p text:style-name="P77">17.2.1 Exercise 1<text:tab/>125</text:p>
          <text:p text:style-name="P77">17.2.2 Exercise 2<text:tab/>125</text:p>
          <text:p text:style-name="P80">18 User Defined Functions<text:tab/>126</text:p>
          <text:p text:style-name="P78">18.1 Global Variables, Local Variables, &amp; Local()<text:tab/>128</text:p>
          <text:p text:style-name="P78">18.2 Exercises<text:tab/>130</text:p>
          <text:p text:style-name="P77">18.2.1 Exercise 1<text:tab/>130</text:p>
          <text:p text:style-name="P77">18.2.2 Exercise 2<text:tab/>130</text:p>
          <text:p text:style-name="P77">18.2.3 Exercise 3<text:tab/>130</text:p>
          <text:p text:style-name="P80">19 Miscellaneous topics<text:tab/>132</text:p>
          <text:p text:style-name="P78">19.1 Incrementing And Decrementing Variables With The ++ And -- Operators<text:tab/>132</text:p>
          <text:p text:style-name="P77">19.1.1 Incrementing Variables With The ++ Operator<text:tab/>132</text:p>
          <text:p text:style-name="P77">19.1.2 Decrementing Variables With The -- Operator<text:tab/>133</text:p>
          <text:p text:style-name="P78">19.2 Exercises<text:tab/>134</text:p>
          <text:p text:style-name="P77">19.2.1 Exercise 1<text:tab/>134</text:p>
        </text:index-body>
      </text:table-of-content>
      <text:p text:style-name="Standard"><text:bookmark-end text:name="DDE_LINK22"/><text:soft-page-break/></text:p>
      <text:h text:style-name="P8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1">Susan Addington</text:p>
      <text:p text:style-name="P61">Matthew Moelter </text:p>
      <text:p text:style-name="P61">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157249000" text:style-name="List_20_1">
        <text:list-item>
          <text:p text:style-name="P84">Week 1: Sections 1 - 6.</text:p>
        </text:list-item>
        <text:list-item>
          <text:p text:style-name="P84">Week 2: Sections 7 - 9.</text:p>
        </text:list-item>
        <text:list-item>
          <text:p text:style-name="P84">Week 3: Sections 10 - 13.</text:p>
        </text:list-item>
        <text:list-item>
          <text:p text:style-name="P84">Week 4: Sections 14 - 15.</text:p>
        </text:list-item>
        <text:list-item>
          <text:p text:style-name="P84">Week 5: Sections 16 - 19.</text:p>
        </text:list-item>
      </text:list>
      <text:h text:style-name="P90"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4"><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4">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1"><text:a xlink:type="simple" xlink:href="http://developer.apple.com/java">http://developer.apple.com/java.</text:a></text:p>
      <text:h text:style-name="Heading_20_3" text:outline-level="3">Installing Java On A Linux PC</text:h>
      <text:p text:style-name="P75">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59">(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2"><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61">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2">cd <text:s text:c="2"/>/Applications/mathrider</text:p>
      <text:p text:style-name="Text_20_body">Run mathrider by typing:</text:p>
      <text:p text:style-name="P62">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0">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8"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4">2.828427125</text:p>
      <text:p text:style-name="P74">2.82842712474619</text:p>
      <text:p text:style-name="P74">2.82842712474619009760337744842</text:p>
      <text:p text:style-name="P74">2.8284271247461900976033774484193961571393437507539</text:p>
      <text:p text:style-name="P56">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8"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1"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8">answer</text:p>
      <text:p text:style-name="P21">Result&gt; 5</text:p>
      <text:p text:style-name="Standard"/>
      <text:p text:style-name="P56"><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6"/>
      <text:p text:style-name="P56">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9"/>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7">2 + 3</text:span>;</text:p>
      <text:p text:style-name="P25"/>
      <text:p text:style-name="P44">%/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6">2 + 3</text:span>;</text:p>
      <text:p text:style-name="P25"/>
      <text:p text:style-name="P36">%/mathpiper</text:p>
      <text:p text:style-name="P25"/>
      <text:p text:style-name="P24"><text:s text:c="4"/><text:span text:style-name="T19">%output,preserve="false"</text:span></text:p>
      <text:p text:style-name="P24"><text:span text:style-name="T19"><text:s text:c="6"/>Result:</text:span> 5</text:p>
      <text:p text:style-name="P46">.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7">2 + 3</text:span>;</text:p>
      <text:p text:style-name="P25"/>
      <text:p text:style-name="P44">%/mathpiper</text:p>
      <text:p text:style-name="P57"><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2" text:outline-level="2"><text:soft-page-break/>Placing Text Outside Of A Fold</text:h>
      <text:p text:style-name="P55">Text can also be placed outside of a fold like the following example shows:</text:p>
      <text:p text:style-name="P55"/>
      <text:p text:style-name="P31">Text can be placed above folds like this.</text:p>
      <text:p text:style-name="P31"/>
      <text:p text:style-name="P31">text text text text</text:p>
      <text:p text:style-name="P31">text text text text</text:p>
      <text:p text:style-name="P31"/>
      <text:p text:style-name="P36">%mathpiper,title="Fold 1"</text:p>
      <text:p text:style-name="P25"/>
      <text:p text:style-name="P24"><text:span text:style-name="T17">2 + 3</text:span>;</text:p>
      <text:p text:style-name="P25"/>
      <text:p text:style-name="P44">%/mathpiper</text:p>
      <text:p text:style-name="Preformatted_20_Text">Text can be placed between folds like this.</text:p>
      <text:p text:style-name="Preformatted_20_Text"/>
      <text:p text:style-name="P31">text text text text</text:p>
      <text:p text:style-name="Preformatted_20_Text">text text text text</text:p>
      <text:p text:style-name="Preformatted_20_Text"/>
      <text:p text:style-name="P36">%mathpiper,title="Fold 2"</text:p>
      <text:p text:style-name="P25"/>
      <text:p text:style-name="P24"><text:span text:style-name="T17">3 + 4</text:span>;</text:p>
      <text:p text:style-name="P25"/>
      <text:p text:style-name="P44">%/mathpiper</text:p>
      <text:p text:style-name="P43">Text can be placed between folds like this.</text:p>
      <text:p text:style-name="P31">text text text text</text:p>
      <text:p text:style-name="Preformatted_20_Text">text text text text</text:p>
      <text:p text:style-name="P86"/>
      <text:p text:style-name="P49"><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2"><text:span text:style-name="T19">3</text:span> </text:p>
      <text:p text:style-name="Text_20_body">represents the number three, the value:</text:p>
      <text:p text:style-name="P63"><text:span text:style-name="T20">0.5</text:span> </text:p>
      <text:p text:style-name="Text_20_body">represents the number one half, and the value: </text:p>
      <text:p text:style-name="P66">"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4">3</text:p>
      <text:p text:style-name="P64">2 + 3</text:p>
      <text:p text:style-name="P64"><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2">^<text:tab/>Exponents are evaluated right to left.</text:p>
      <text:p text:style-name="P68">*,%,/<text:tab/>Then multiplication, remainder, and division operations are evaluated left to right.</text:p>
      <text:p text:style-name="P62">+, −<text:tab/>Finally, addition and subtraction are evaluated left to right.</text:p>
      <text:p text:style-name="P62"/>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4"><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1">8</text:span></text:p>
      <text:p text:style-name="P33">5 + <text:span text:style-name="T21">126</text:span><text:span text:style-name="T9">/</text:span>18 - 8</text:p>
      <text:p text:style-name="P33">5 <text:span text:style-name="T9">+</text:span> <text:span text:style-name="T21">7</text:span> - 8</text:p>
      <text:p text:style-name="P33"><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9">()<text:tab/>Parentheses are evaluated from the inside out.</text:p>
      <text:p text:style-name="P69">^<text:tab/>Then exponents are evaluated right to left.</text:p>
      <text:p text:style-name="P69">*,%,/ Then multiplication, remainder, and division operations are evaluated left to right.</text:p>
      <text:p text:style-name="P69">+, − Finally, addition and subtraction are evaluated left to right.</text:p>
      <text:p text:style-name="P56"/>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4">Echo</text:span><text:span text:style-name="T5">(</text:span><text:span text:style-name="T8">1</text:span><text:span text:style-name="T5">)</text:span>;</text:p>
      <text:p text:style-name="P25"/>
      <text:p text:style-name="P24"><text:span text:style-name="T14">Echo</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3 </text:p>
      <text:p text:style-name="P24"><text:s text:c="6"/>6</text:p>
      <text:p text:style-name="P4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9">%output,preserve="false"</text:span></text:p>
      <text:p text:style-name="P24"><text:s text:c="6"/><text:span text:style-name="T19">Result:</text:span> 3</text:p>
      <text:p text:style-name="P46">.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32"/><text:bookmark-start text:name="DDE_LINK29"/>%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5"/>
      <text:p text:style-name="P24">b <text:span text:style-name="T5">:=</text:span> <text:span text:style-name="T8">2</text:span>;</text:p>
      <text:p text:style-name="P24"><text:span text:style-name="T14">Echo</text:span><text:span text:style-name="T5">(</text:span>b<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32"/><text:bookmark-end text:name="DDE_LINK29"/></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4">Write</text:span><text:span text:style-name="T5">(</text:span><text:span text:style-name="T8">1</text:span><text:span text:style-name="T5">)</text:span>;</text:p>
      <text:p text:style-name="P25"/>
      <text:p text:style-name="P24"><text:span text:style-name="T14">Write</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3 6</text:p>
      <text:p text:style-name="P46">. <text:s text:c="2"/>%/output</text:p>
      <text:p text:style-name="P50">Write() and Echo() have other differences besides the one discussed here and more information about them can be found in the documentation for these functions.</text:p>
      <text:h text:style-name="Heading_20_4" text:outline-level="4">NewLine()</text:h>
      <text:p text:style-name="P50">The <text:span text:style-name="T6">NewLine()</text:span> function simply prints a blank line in the side effects output. <text:s/>It is useful for placing vertical space between printed lines:</text:p>
      <text:p text:style-name="P36"><text:bookmark-start text:name="DDE_LINK292"/><text:bookmark-start text:name="DDE_LINK321"/>%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4"><text:span text:style-name="T15">NewLine</text:span><text:span text:style-name="T5">()</text:span>;</text:p>
      <text:p text:style-name="P25"/>
      <text:p text:style-name="P24"><text:soft-page-break/>b <text:span text:style-name="T5">:=</text:span> <text:span text:style-name="T8">2</text:span>;</text:p>
      <text:p text:style-name="P24"><text:span text:style-name="T14">Echo</text:span><text:span text:style-name="T5">(</text:span>b<text:span text:style-name="T5">)</text:span>;</text:p>
      <text:p text:style-name="P24"><text:span text:style-name="T15">NewLine</text:span><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292"/><text:bookmark-end text:name="DDE_LINK32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5"/>
      <text:p text:style-name="P24"><text:s text:c="6"/>2 </text:p>
      <text:p text:style-name="P25"/>
      <text:p text:style-name="P24"><text:s text:c="6"/>3</text:p>
      <text:p text:style-name="P45">.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oft-page-break/><text:s text:c="6"/>3</text:p>
      <text:p text:style-name="P4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5">.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2">:=</text:span> <text:span text:style-name="T8">1</text:span>; </text:p>
      <text:p text:style-name="P24"><text:s text:c="4"/></text:p>
      <text:p text:style-name="P24"><text:s text:c="4"/><text:span text:style-name="T14">Echo</text:span><text:span text:style-name="T5">(</text:span>a<text:span text:style-name="T5">)</text:span>;</text:p>
      <text:p text:style-name="P24"><text:s text:c="4"/></text:p>
      <text:p text:style-name="P24"><text:s text:c="4"/>b <text:span text:style-name="T32">:=</text:span> <text:span text:style-name="T8">2</text:span>; </text:p>
      <text:p text:style-name="P24"><text:s text:c="4"/></text:p>
      <text:p text:style-name="P24"><text:s text:c="4"/><text:span text:style-name="T14">Echo</text:span><text:span text:style-name="T5">(</text:span>b<text:span text:style-name="T5">)</text:span>; </text:p>
      <text:p text:style-name="P24"><text:s text:c="4"/></text:p>
      <text:p text:style-name="P24"><text:s text:c="4"/>c <text:span text:style-name="T32">:=</text:span> <text:span text:style-name="T8">3</text:span>; </text:p>
      <text:p text:style-name="P24"><text:s text:c="4"/></text:p>
      <text:p text:style-name="P24"><text:s text:c="4"/><text:span text:style-name="T14">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1">. <text:s text:c="2"/><text:span text:style-name="T19">%/output</text:span></text:p>
      <text:p text:style-name="P56">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2">:=</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4">Echo</text:span><text:span text:style-name="T5">(</text:span><text:span text:style-name="T16">"Hello"</text:span><text:span text:style-name="T5">)</text:span>;</text:p>
      <text:p text:style-name="Preformatted_20_Text"/>
      <text:p text:style-name="P24"><text:s text:c="4"/><text:span text:style-name="T14">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6">"Hello, I am a string."</text:span>;<text:bookmark-end text:name="DDE_LINK3"/></text:p>
      <text:p text:style-name="P24"><text:span text:style-name="T14">Echo</text:span><text:span text:style-name="T5">(</text:span>a<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Hello, I am a string.</text:p>
      <text:p text:style-name="P41">.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4">Echo</text:span><text:span text:style-name="T5">(</text:span><text:span text:style-name="T18">"Variable a: "</text:span><text:span text:style-name="T5">, </text:span>a<text:span text:style-name="T5">)</text:span>;</text:p>
      <text:p text:style-name="P25"/>
      <text:p text:style-name="P24">b <text:span text:style-name="T5">:=</text:span> <text:span text:style-name="T8">2</text:span>;</text:p>
      <text:p text:style-name="P24"><text:span text:style-name="T14">Echo</text:span><text:span text:style-name="T5">(</text:span><text:span text:style-name="T18">"Variable b: "</text:span><text:span text:style-name="T5">, </text:span>b<text:span text:style-name="T5">)</text:span>;</text:p>
      <text:p text:style-name="P25"/>
      <text:p text:style-name="P24">c <text:span text:style-name="T5">:=</text:span> <text:span text:style-name="T8">3</text:span>;</text:p>
      <text:p text:style-name="P24"><text:span text:style-name="T14">Echo</text:span><text:span text:style-name="T5">(</text:span><text:span text:style-name="T18">"Variable c: "</text:span><text:span text:style-name="T5">, </text:span>c<text:span text:style-name="T5">)</text:span>;</text:p>
      <text:p text:style-name="P25"/>
      <text:p text:style-name="P36">%/mathpiper<text:bookmark-end text:name="DDE_LINK29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Variable a: 1 </text:p>
      <text:p text:style-name="P24"><text:s text:c="6"/>Variable b: 2 </text:p>
      <text:p text:style-name="P24"><text:s text:c="6"/>Variable c: 3</text:p>
      <text:p text:style-name="P40"><text:span text:style-name="T10">. <text:s text:c="2"/></text:span><text:span text:style-name="T19">%/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3">//Set the variable x equal to 2.</text:span></text:p>
      <text:p text:style-name="P25"/>
      <text:p text:style-name="P25"/>
      <text:p text:style-name="P36"><text:soft-page-break/>%/mathpiper</text:p>
      <text:p text:style-name="P25"/>
      <text:p text:style-name="P24"><text:s text:c="4"/><text:span text:style-name="T19">%output,preserve="false"</text:span></text:p>
      <text:p text:style-name="P24"><text:s text:c="6"/><text:span text:style-name="T19">Result:</text:span> 2</text:p>
      <text:p text:style-name="P40"><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2"><text:s/></text:span><text:span text:style-name="T23">This is a longer comment and it uses</text:span></text:p>
      <text:p text:style-name="P24"><text:span text:style-name="T22"><text:s/></text:span><text:span text:style-name="T23">more than one line. The following</text:span></text:p>
      <text:p text:style-name="P24"><text:span text:style-name="T22"><text:s/></text:span><text:span text:style-name="T23">code assigns the number 3 to variable</text:span></text:p>
      <text:p text:style-name="P24"><text:span text:style-name="T22"><text:s/></text:span><text:span text:style-name="T23">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9">%output,preserve="false"</text:span></text:p>
      <text:p text:style-name="P24"><text:s text:c="6"/><text:span text:style-name="T19">Result:</text:span> 3</text:p>
      <text:p text:style-name="P45"><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6">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2">1) <text:s/>Type three or four lines of text into a text area.</text:p>
      <text:p text:style-name="P62">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5"><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8">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2"><text:s text:c="2"/>x = y</text:p>
          </table:table-cell>
          <table:table-cell table:style-name="Table2.B2" office:value-type="string">
            <text:p text:style-name="P52">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2"><text:s text:c="2"/>x != y</text:p>
          </table:table-cell>
          <table:table-cell table:style-name="Table2.B2" office:value-type="string">
            <text:p text:style-name="P51">Returns <text:span text:style-name="T6">True</text:span> if the values are not equal and <text:span text:style-name="T6">False</text:span> if they are equal.</text:p>
          </table:table-cell>
        </table:table-row>
        <table:table-row>
          <table:table-cell table:style-name="Table2.A2" office:value-type="string">
            <text:p text:style-name="P52"><text:s text:c="2"/>x &lt; y</text:p>
          </table:table-cell>
          <table:table-cell table:style-name="Table2.B4" office:value-type="string">
            <text:p text:style-name="P51">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2"><text:s text:c="2"/>x &lt;= y</text:p>
          </table:table-cell>
          <table:table-cell table:style-name="Table2.B4" office:value-type="string">
            <text:p text:style-name="P51">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2"><text:s text:c="2"/>x &gt; y</text:p>
          </table:table-cell>
          <table:table-cell table:style-name="Table2.B4" office:value-type="string">
            <text:p text:style-name="P51">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2"><text:s text:c="2"/>x &gt;= y</text:p>
          </table:table-cell>
          <table:table-cell table:style-name="Table2.B4" office:value-type="string">
            <text:p text:style-name="P51">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gt; "</text:span>, y, <text:span text:style-name="T16">":"</text:span>, x <text:span text:style-name="T5">&gt;</text:span> y);</text:p>
      <text:p text:style-name="P24"><text:span text:style-name="T14">Echo</text:span><text:span text:style-name="T5">(</text:span>x, <text:span text:style-name="T16">"&gt;= "</text:span>, y, <text:span text:style-name="T16">":"</text:span>, x <text:span text:style-name="T5">&gt;=</text:span> y);</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9">%/output</text:span></text:p>
      <text:p text:style-name="Standard"/>
      <text:p text:style-name="P36">%mathpiper</text:p>
      <text:p text:style-name="P25"/>
      <text:p text:style-name="P24"><text:span text:style-name="T22"><text:s text:c="4"/></text:span><text:span text:style-name="T23">// Example 2.</text:span></text:p>
      <text:p text:style-name="P24"><text:span text:style-name="T22"><text:s text:c="4"/></text:span>x <text:span text:style-name="T5">:=</text:span> <text:span text:style-name="T8">2</text:span>;</text:p>
      <text:p text:style-name="P24"><text:span text:style-name="T22"><text:s text:c="4"/></text:span>y <text:span text:style-name="T5">:=</text:span> <text:span text:style-name="T8">2</text:span>; <text:s/></text:p>
      <text:p text:style-name="P25"/>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9">%/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67">()<text:tab/>Parentheses are evaluated from the inside out.</text:p>
      <text:p text:style-name="P67">^<text:tab/>Then exponents are evaluated right to left.</text:p>
      <text:p text:style-name="P67">*,%,/ Then multiplication, remainder, and division operations are evaluated left to right.</text:p>
      <text:p text:style-name="P67">+, − Then addition and subtraction are evaluated left to right.</text:p>
      <text:p text:style-name="P67">=,!=,&lt;,&lt;=,&gt;,&gt;= <text:s/>Finally, conditional operators are evaluated.</text:p>
      <text:p text:style-name="P70"/>
      <text:h text:style-name="Heading_20_2" text:outline-level="2">Predicate Expressions</text:h>
      <text:p text:style-name="P70">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oft-page-break/><text:s text:c="6"/></text:p>
      <text:p text:style-name="P24"><text:s text:c="6"/><text:span text:style-name="T26">Side Effects:</text:span></text:p>
      <text:p text:style-name="P24"><text:s text:c="6"/>End of program.</text:p>
      <text:p text:style-name="P40"><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5"/>
      <text:p text:style-name="P24"><text:span text:style-name="T14">Echo</text:span><text:span text:style-name="T5">(</text:span><text:span text:style-name="T16">"End of program."</text:span><text:span text:style-name="T5">)</text:span>;</text:p>
      <text:p text:style-name="P25"/>
      <text:p text:style-name="P36">%/mathpiper<text:bookmark-end text:name="DDE_LINK3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4 is NOT greater than 5.</text:p>
      <text:p text:style-name="P24"><text:s text:c="6"/>End of program.</text:p>
      <text:p text:style-name="P41">.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4"><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4"><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4"><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5"/>
      <text:p text:style-name="P24"><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5"/>
      <text:p text:style-name="P36">%/mathpiper</text:p>
      <text:p text:style-name="P25"/>
      <text:p text:style-name="P24"><text:s text:c="4"/><text:span text:style-name="T19">%output,preserve="false"</text:span></text:p>
      <text:p text:style-name="P24"><text:soft-page-break/><text:s text:c="6"/><text:span text:style-name="T19">Result:</text:span> True</text:p>
      <text:p text:style-name="P24"><text:s text:c="6"/></text:p>
      <text:p text:style-name="P24"><text:s text:c="6"/><text:span text:style-name="T26">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4"><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4"><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4"><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5"/>
      <text:p text:style-name="P24"><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4">Echo</text:span><text:span text:style-name="T5">(</text:span><text:span text:style-name="T16">"3 = 3 is "</text:span>, <text:span text:style-name="T8">3</text:span> <text:span text:style-name="T5">=</text:span> <text:span text:style-name="T8">3</text:span><text:span text:style-name="T5">)</text:span>;</text:p>
      <text:p text:style-name="P25"/>
      <text:p text:style-name="P24"><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3 is True </text:p>
      <text:p text:style-name="P24"><text:s text:c="6"/>Not 3 = 3 is False</text:p>
      <text:p text:style-name="P40"><text:span text:style-name="T10">. <text:s text:c="2"/></text:span><text:span text:style-name="T19">%/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3">];<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4">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0</text:span><text:span text:style-name="T5">)</text:span></text:p>
      <text:p text:style-name="P24">[</text:p>
      <text:p text:style-name="P24"><text:s text:c="4"/><text:span text:style-name="T14">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bookmark-end text:name="DDE_LINK4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9">%/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4">While</text:span><text:span text:style-name="T5">(</text:span>x <text:span text:style-name="T5">&lt;=</text:span> <text:span text:style-name="T8">100</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2</text:span>; <text:s/><text:span text:style-name="T23">//Increment x by 2.</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4">While</text:span><text:span text:style-name="T5">(</text:span>x <text:span text:style-name="T5">&gt;=</text:span> <text:span text:style-name="T8">1</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1</text:span>; <text:s/><text:span text:style-name="T23">//Decrement x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4">While</text:span><text:span text:style-name="T5">(</text:span>x <text:span text:style-name="T5">&lt;</text:span> <text:span text:style-name="T8">10</text:span><text:span text:style-name="T5">)</text:span></text:p>
      <text:p text:style-name="P24">[</text:p>
      <text:p text:style-name="P24"><text:s text:c="4"/>x := <text:span text:style-name="T8">3</text:span>; <text:span text:style-name="T23">//Oops, x is not being incremented!.</text:span> </text:p>
      <text:p text:style-name="P24">];</text:p>
      <text:p text:style-name="P25"/>
      <text:p text:style-name="P36">%/mathpiper</text:p>
      <text:p text:style-name="P25"/>
      <text:p text:style-name="P24"><text:s text:c="4"/><text:span text:style-name="T19">%output,preserve="false"</text:span></text:p>
      <text:p text:style-name="P24"><text:s text:c="6"/>Processing...</text:p>
      <text:p text:style-name="P41"><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4">Echo</text:span><text:span text:style-name="T5">(</text:span><text:span text:style-name="T16">"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30">While</text:span><text:span text:style-name="T5">(</text:span>roll <text:span text:style-name="T5">&lt;=</text:span> <text:span text:style-name="T8">50</text:span><text:span text:style-name="T5">)</text:span></text:p>
      <text:p text:style-name="P24">[</text:p>
      <text:p text:style-name="P24"><text:s text:c="4"/><text:span text:style-name="T23">//Roll the dice.</text:span></text:p>
      <text:p text:style-name="P24"><text:s text:c="4"/>die1 <text:span text:style-name="T5">:=</text:span> <text:span text:style-name="T24">RandomInteger</text:span><text:span text:style-name="T5">(</text:span><text:span text:style-name="T8">6</text:span><text:span text:style-name="T5">)</text:span>;</text:p>
      <text:p text:style-name="P24"><text:s text:c="4"/>die2 <text:span text:style-name="T5">:=</text:span> <text:span text:style-name="T24">RandomInteger</text:span><text:span text:style-name="T5">(</text:span><text:span text:style-name="T8">6</text:span><text:span text:style-name="T5">)</text:span>;</text:p>
      <text:p text:style-name="P24"><text:s text:c="4"/></text:p>
      <text:p text:style-name="P24"><text:s text:c="4"/></text:p>
      <text:p text:style-name="P24"><text:s text:c="4"/><text:span text:style-name="T23">//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3">/*</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30">Write</text:span><text:span text:style-name="T5">(</text:span>rollSum,,<text:span text:style-name="T5">)</text:span>;</text:p>
      <text:p text:style-name="P24"><text:s text:c="4"/></text:p>
      <text:p text:style-name="P24"><text:s text:c="4"/></text:p>
      <text:p text:style-name="P24"><text:s text:c="4"/><text:span text:style-name="T23">/*</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3">//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4">NewLine</text:span><text:span text:style-name="T5">()</text:span>;</text:p>
      <text:p text:style-name="P24"><text:span text:style-name="T14">NewLine</text:span><text:span text:style-name="T5">()</text:span>;</text:p>
      <text:p text:style-name="P24"><text:span text:style-name="T14">Echo</text:span><text:span text:style-name="T5">(</text:span><text:span text:style-name="T16">"Number of Twos rolled: "</text:span>, numberOfTwosRolled<text:span text:style-name="T5">)</text:span>;</text:p>
      <text:p text:style-name="P24"><text:span text:style-name="T14">Echo</text:span><text:span text:style-name="T5">(</text:span><text:span text:style-name="T16">"Number of Threes rolled: "</text:span>, numberOfThreesRolled<text:span text:style-name="T5">)</text:span>;</text:p>
      <text:p text:style-name="P24"><text:soft-page-break/><text:span text:style-name="T14">Echo</text:span><text:span text:style-name="T5">(</text:span><text:span text:style-name="T16">"Number of Fours rolled: "</text:span>, numberOfFoursRolled<text:span text:style-name="T5">)</text:span>;</text:p>
      <text:p text:style-name="P24"><text:span text:style-name="T14">Echo</text:span><text:span text:style-name="T5">(</text:span><text:span text:style-name="T16">"Number of Fives rolled: "</text:span>, numberOfFivesRolled<text:span text:style-name="T5">)</text:span>;</text:p>
      <text:p text:style-name="P24"><text:span text:style-name="T14">Echo</text:span><text:span text:style-name="T5">(</text:span><text:span text:style-name="T16">"Number of Sixes rolled: "</text:span>, numberOfSixesRolled<text:span text:style-name="T5">)</text:span>;</text:p>
      <text:p text:style-name="P24"><text:span text:style-name="T14">Echo</text:span><text:span text:style-name="T5">(</text:span><text:span text:style-name="T16">"Number of Sevens rolled: "</text:span>, numberOfSevensRolled<text:span text:style-name="T5">)</text:span>;</text:p>
      <text:p text:style-name="P24"><text:span text:style-name="T14">Echo</text:span><text:span text:style-name="T5">(</text:span><text:span text:style-name="T16">"Number of Eights rolled: "</text:span>, numberOfEightsRolled<text:span text:style-name="T5">)</text:span>;</text:p>
      <text:p text:style-name="P24"><text:span text:style-name="T14">Echo</text:span><text:span text:style-name="T5">(</text:span><text:span text:style-name="T16">"Number of Nines rolled: "</text:span>, numberOfNinesRolled<text:span text:style-name="T5">)</text:span>;</text:p>
      <text:p text:style-name="P24"><text:span text:style-name="T14">Echo</text:span><text:span text:style-name="T5">(</text:span><text:span text:style-name="T16">"Number of Tens rolled: "</text:span>, numberOfTensRolled<text:span text:style-name="T5">)</text:span>;</text:p>
      <text:p text:style-name="P24"><text:span text:style-name="T14">Echo</text:span><text:span text:style-name="T5">(</text:span><text:span text:style-name="T16">"Number of Elevens rolled: "</text:span>, numberOfElevensRolled<text:span text:style-name="T5">)</text:span>;</text:p>
      <text:p text:style-name="P24"><text:span text:style-name="T14">Echo</text:span><text:span text:style-name="T5">(</text:span><text:span text:style-name="T16">"Number of Twelves rolled: "</text:span>, numberOfTwelvesRolled<text:span text:style-name="T5">)</text:span>;</text:p>
      <text:p text:style-name="P25"/>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5">.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59"/>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14">Echo</text:span><text:span text:style-name="T5">(</text:span>x, <text:span text:style-name="T16">"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9">%/output</text:span></text:p>
      <text:p text:style-name="P56">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5"><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5"/>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1">.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1">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1">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71">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0</text:span><text:span text:style-name="T5">)</text:span></text:p>
      <text:p text:style-name="P24">[</text:p>
      <text:p text:style-name="P24"><text:s text:c="4"/><text:span text:style-name="T23">//Notice how function parameters can be put on more than one line.</text:span></text:p>
      <text:p text:style-name="P24"><text:s text:c="4"/><text:span text:style-name="T30">If</text:span><text:span text:style-name="T5">(</text:span><text:span text:style-name="T14">IsPrime</text:span><text:span text:style-name="T5">(</text:span>x<text:span text:style-name="T5">)</text:span>,</text:p>
      <text:p text:style-name="P24"><text:s text:c="8"/>[</text:p>
      <text:p text:style-name="P24"><text:s text:c="12"/>stringVersionOfNumber <text:span text:style-name="T5">:=</text:span> <text:span text:style-name="T30">String</text:span><text:span text:style-name="T5">(</text:span>x<text:span text:style-name="T5">)</text:span>;</text:p>
      <text:p text:style-name="P24"><text:s text:c="12"/></text:p>
      <text:p text:style-name="P24"><text:s text:c="12"/>stringLength <text:span text:style-name="T5">:=</text:span> <text:span text:style-name="T30">Length</text:span><text:span text:style-name="T5">(</text:span>stringVersionOfNumber<text:span text:style-name="T5">)</text:span>;</text:p>
      <text:p text:style-name="P24"><text:s text:c="12"/></text:p>
      <text:p text:style-name="P24"><text:s text:c="12"/><text:span text:style-name="T23">//Notice that If() functions can be placed inside of other </text:span></text:p>
      <text:p text:style-name="P24"><text:s text:c="12"/><text:span text:style-name="T23">// If() functions.</text:span></text:p>
      <text:p text:style-name="P24"><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4"><text:s text:c="12"/></text:p>
      <text:p text:style-name="P24"><text:s text:c="8"/>] <text:span text:style-name="T23">//Notice that semicolons cannot be placed after code blocks </text:span></text:p>
      <text:p text:style-name="P24"><text:s text:c="10"/><text:span text:style-name="T23">//which are in function calls.</text:span></text:p>
      <text:p text:style-name="P24"><text:s text:c="10"/></text:p>
      <text:p text:style-name="P24"><text:s text:c="4"/><text:span text:style-name="T5">)</text:span>; <text:span text:style-name="T23">//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7,17,37,47,67,97,107,127,137,157,167,197,227,257,277,307,317,</text:p>
      <text:p text:style-name="P24"><text:s text:c="6"/>337,347,367,397,457,467,487,</text:p>
      <text:p text:style-name="P42">.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4">While</text:span><text:span text:style-name="T5">(</text:span>y <text:span text:style-name="T5">&lt;=</text:span> <text:span text:style-name="T14">Length</text:span>(x)<text:span text:style-name="T5">)</text:span></text:p>
      <text:p text:style-name="P24">[</text:p>
      <text:p text:style-name="P24"><text:s text:c="4"/><text:span text:style-name="T14">Echo</text:span><text:span text:style-name="T5">(</text:span>y, <text:span text:style-name="T16">"-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7"><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7">index</text:span> <text:span text:style-name="T5">:=</text:span> <text:span text:style-name="T8">1</text:span>;</text:p>
      <text:p text:style-name="P25"/>
      <text:p text:style-name="P24"><text:span text:style-name="T14">While</text:span><text:span text:style-name="T5">(</text:span><text:span text:style-name="T7">index</text:span> <text:span text:style-name="T5">&lt;=</text:span> <text:span text:style-name="T14">Length</text:span>(testList)<text:span text:style-name="T5">)</text:span></text:p>
      <text:p text:style-name="P24">[</text:p>
      <text:p text:style-name="P24"><text:s text:c="4"/><text:span text:style-name="T14">If</text:span><text:span text:style-name="T5">(</text:span><text:span text:style-name="T7">testList</text:span>[index] <text:span text:style-name="T5">=</text:span> <text:span text:style-name="T8">53</text:span>,</text:p>
      <text:p text:style-name="P24"><text:s text:c="8"/><text:span text:style-name="T14">Echo</text:span><text:span text:style-name="T5">(</text:span><text:span text:style-name="T16">"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3 was found in the list at position 5</text:p>
      <text:p text:style-name="P41"><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text:span text:style-name="T23">/*</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30">If</text:span><text:span text:style-name="T5">(</text:span><text:span text:style-name="T14">IsPrime</text:span><text:span text:style-name="T5">(</text:span>x<text:span text:style-name="T5">)</text:span>, primes <text:span text:style-name="T5">:=</text:span> <text:span text:style-name="T14">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4">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4">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3">/*</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3">//Print the sum as it is being accumulated.</text:span></text:p>
      <text:p text:style-name="P24"><text:s text:c="4"/><text:span text:style-name="T30">Write</text:span><text:span text:style-name="T5">(</text:span>sum,,<text:span text:style-name="T5">)</text:span>;</text:p>
      <text:p text:style-name="P24">];</text:p>
      <text:p text:style-name="P25"/>
      <text:p text:style-name="P24"><text:span text:style-name="T14">NewLine</text:span><text:span text:style-name="T5">()</text:span>; <text:span text:style-name="T14">NewLine</text:span><text:span text:style-name="T5">()</text:span>;</text:p>
      <text:p text:style-name="P25"/>
      <text:p text:style-name="P24"><text:span text:style-name="T14">Echo</text:span><text:span text:style-name="T5">(</text:span><text:span text:style-name="T16">"The sum of the numbers in the list = "</text:span>, sum<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10,15,21,28,36,45,55,</text:p>
      <text:p text:style-name="P24"><text:s text:c="6"/></text:p>
      <text:p text:style-name="P24"><text:soft-page-break/><text:s text:c="6"/>The sum of the numbers in the list = 55</text:p>
      <text:p text:style-name="P41">.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2">21,22,23,24,25,26,27,28,29,30,31,32,33,34,35,36,37,</text:p>
      <text:p text:style-name="P72">38,39,40,41,42,43,44,45,46,47,48,49,50,51,52,53,54,</text:p>
      <text:p text:style-name="P72">55,56,57,58,59,60,61,62,63,64,65,66,67,68,69,70,71,</text:p>
      <text:p text:style-name="P72">72,73,74,75,76,77,78,79,80,81,82,83,84,85,86,87,88,</text:p>
      <text:p text:style-name="P72">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4">ForEach</text:span><text:span text:style-name="T5">(</text:span>x, <text:span text:style-name="T8">1</text:span> .. <text:span text:style-name="T8">100</text:span><text:span text:style-name="T5">)</text:span></text:p>
      <text:p text:style-name="P24">[</text:p>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53,59,61,67,71,</text:p>
      <text:p text:style-name="P24"><text:s text:c="6"/>73,79,83,89,97,</text:p>
      <text:p text:style-name="P41">.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4">ForEach</text:span><text:span text:style-name="T5">(</text:span>number, <text:span text:style-name="T8">1</text:span> .. <text:span text:style-name="T8">50</text:span><text:span text:style-name="T5">)</text:span></text:p>
      <text:p text:style-name="P24">[</text:p>
      <text:p text:style-name="P24"><text:s text:c="4"/><text:span text:style-name="T23">/*</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30">If</text:span><text:span text:style-name="T5">(</text:span><text:span text:style-name="T14">IsPrime</text:span><text:span text:style-name="T5">(</text:span>number<text:span text:style-name="T5">)</text:span>, primes <text:span text:style-name="T5">:=</text:span> <text:span text:style-name="T14">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6">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3">1) <text:s/>Generating a sequence of values between a "begin_value" and an "end_value" with each value being incremented by the "step_amount".</text:p>
      <text:p text:style-name="P73">2) <text:s/>Placing each value in the sequence into the specified "variable", one value at a time.</text:p>
      <text:p text:style-name="P73">3) <text:s/>Evaluating the defined "expression" (which contains the defined "variable") for each value, one at a time.</text:p>
      <text:p text:style-name="P73">4) <text:s/>Placing the result of each "expression" evaluation into the result list.</text:p>
      <text:p text:style-name="P73"/>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5">If two values are passed to Max(), it determines which one is larger:</text:p>
      <text:p text:style-name="Preformatted_20_Text"/>
      <text:p text:style-name="Preformatted_20_Text">In&gt; Max(10, 20)</text:p>
      <text:p text:style-name="P21">Result&gt; 20</text:p>
      <text:p text:style-name="Preformatted_20_Text"/>
      <text:p text:style-name="P55">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5">If two values are passed to Min(), it determines which one is smaller:</text:p>
      <text:p text:style-name="Preformatted_20_Text"/>
      <text:p text:style-name="Preformatted_20_Text">In&gt; Min(10, 20)</text:p>
      <text:p text:style-name="P21">Result&gt; 10</text:p>
      <text:p text:style-name="Preformatted_20_Text"/>
      <text:p text:style-name="P55">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5">If two integers are passed to Gcd(), it calculates their greatest common divisor:</text:p>
      <text:p text:style-name="P31"/>
      <text:p text:style-name="P31">In&gt; Gcd(21, 56)</text:p>
      <text:p text:style-name="P22">Result&gt; 7</text:p>
      <text:p text:style-name="P31"/>
      <text:p text:style-name="P55">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5">If two integers are passed to Lcm(), it calculates their least common multiple:</text:p>
      <text:p text:style-name="P31"><text:soft-page-break/></text:p>
      <text:p text:style-name="P26">In&gt; Lcm(14, 8)</text:p>
      <text:p text:style-name="P22">Result&gt; 56</text:p>
      <text:p text:style-name="P31"/>
      <text:p text:style-name="P55">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5">Nesting loops allows the programmer to accomplish an enormous amount of work with very little typing. </text:p>
      <text:h text:style-name="P83"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4">[</text:p>
      <text:p text:style-name="P24"><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4"><text:s text:c="4"/>[</text:p>
      <text:p text:style-name="P24"><text:s text:c="8"/>combinations <text:span text:style-name="T5">:=</text:span> <text:span text:style-name="T14">Append</text:span><text:span text:style-name="T5">(</text:span>combinations, <text:span text:style-name="T5">{</text:span>digit1, digit2<text:span text:style-name="T5">})</text:span>;</text:p>
      <text:p text:style-name="P24"><text:s text:c="4"/>];</text:p>
      <text:p text:style-name="P24">];</text:p>
      <text:p text:style-name="P25"/>
      <text:p text:style-name="P24"><text:span text:style-name="T14">Echo</text:span><text:span text:style-name="T5">(</text:span><text:span text:style-name="T14">TableForm</text:span><text:span text:style-name="T5">(</text:span>combinations<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4">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2">. <text:s text:c="2"/><text:span text:style-name="T19">%/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4">Echo</text:span><text:span text:style-name="T5">(</text:span>x, <text:span text:style-name="T16">","</text:span>, resultList<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 ,{2,4,6,8,10}</text:p>
      <text:p text:style-name="P41">.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4">evenIntegers</text:span><text:span text:style-name="T5">(</text:span>endInteger<text:span text:style-name="T5">)</text:span> <text:span text:style-name="T5">:=</text:span></text:p>
      <text:p text:style-name="P24">[</text:p>
      <text:p text:style-name="P24"><text:s text:c="4"/><text:span text:style-name="T14">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1">. <text:s text:c="2"/><text:span text:style-name="T19">%/output</text:span></text:p>
      <text:p text:style-name="P56">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2">:=</text:span> <text:span text:style-name="T8">1</text:span>;</text:p>
      <text:p text:style-name="Preformatted_20_Text"/>
      <text:p text:style-name="P24"><text:span text:style-name="T30">While</text:span><text:span text:style-name="T5">(</text:span>count <text:span text:style-name="T5">&lt;=</text:span> <text:span text:style-name="T8">10</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in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2">:=</text:span> <text:span text:style-name="T8">10</text:span>;</text:p>
      <text:p text:style-name="Preformatted_20_Text"/>
      <text:p text:style-name="P24"><text:span text:style-name="T30">While</text:span><text:span text:style-name="T5">(</text:span>count <text:span text:style-name="T5">&gt;=</text:span> <text:span text:style-name="T8">1</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de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j- <text:date style:data-style-name="N37" text:date-value="2009-08-29T22:17:20">08/29/09</text:date><text:tab/>Introduction To Programming<text:tab/><text:page-number text:select-page="current">76</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9T22:17:20</dc:date>
    <meta:editing-cycles>428</meta:editing-cycles>
    <meta:editing-duration>PT236H41M48S</meta:editing-duration>
    <meta:document-statistic meta:table-count="39" meta:image-count="1" meta:object-count="17" meta:page-count="134" meta:paragraph-count="2898" meta:word-count="29151" meta:character-count="17652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